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rlito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78cm" svg:height="6.242cm" svg:x="8.04cm" svg:y="1.009cm">
            <draw:object draw:notify-on-update-of-ranges="Sheet1.B3:Sheet1.B3 Sheet1.B4:Sheet1.B8 Sheet1.C3:Sheet1.C3 Sheet1.C4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144cm" svg:height="8.128cm" svg:x="7.709cm" svg:y="7.623cm">
            <draw:object draw:notify-on-update-of-ranges="Sheet1.B19:Sheet1.B19 Sheet1.B20:Sheet1.B23 Sheet1.C19:Sheet1.C19 Sheet1.C20:Sheet1.C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7.862cm" svg:x="29.489cm" svg:y="7.783cm">
            <draw:object draw:notify-on-update-of-ranges="Sheet1.L19:Sheet1.L19 Sheet1.L20:Sheet1.L23 Sheet1.M19:Sheet1.M19 Sheet1.M20:Sheet1.M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529cm" svg:height="8.075cm" svg:x="7.407cm" svg:y="16.84cm">
            <draw:object draw:notify-on-update-of-ranges="Sheet1.B39:Sheet1.B39 Sheet1.B40:Sheet1.B43 Sheet1.C39:Sheet1.C39 Sheet1.C40:Sheet1.C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7.862cm" svg:x="29.544cm" svg:y="16.787cm">
            <draw:object draw:notify-on-update-of-ranges="Sheet1.L39:Sheet1.L39 Sheet1.L40:Sheet1.L43 Sheet1.M39:Sheet1.M39 Sheet1.M40:Sheet1.M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pcount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3" office:value-type="float" office:value="5" calcext:value-type="float">
            <text:p>5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3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CASE</text:p>
          </table:table-cell>
          <table:table-cell table:number-columns-repeated="8"/>
          <table:table-cell table:style-name="ce4" office:value-type="string" calcext:value-type="string">
            <text:p>WORST </text:p>
          </table:table-cell>
          <table:table-cell table:style-name="ce4" office:value-type="string" calcext:value-type="string">
            <text:p>CASE</text:p>
          </table:table-cell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pCount</text:p>
          </table:table-cell>
          <table:table-cell table:number-columns-repeated="8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pCount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8"/>
          <table:table-cell table:style-name="ce3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8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74" calcext:value-type="float">
            <text:p>74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float" office:value="224" calcext:value-type="float">
            <text:p>224</text:p>
          </table:table-cell>
          <table:table-cell table:number-columns-repeated="8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168" calcext:value-type="float">
            <text:p>168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5" office:value-type="float" office:value="399" calcext:value-type="float">
            <text:p>399</text:p>
          </table:table-cell>
          <table:table-cell table:number-columns-repeated="8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299" calcext:value-type="float">
            <text:p>299</text:p>
          </table:table-cell>
        </table:table-row>
        <table:table-row table:style-name="ro1">
          <table:table-cell/>
          <table:table-cell table:style-name="ce3"/>
          <table:table-cell table:number-columns-repeated="9"/>
          <table:table-cell table:style-name="ce3"/>
          <table:table-cell/>
        </table:table-row>
        <table:table-row table:style-name="ro1" table:number-rows-repeated="13">
          <table:table-cell table:number-columns-repeated="13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CASE</text:p>
          </table:table-cell>
          <table:table-cell table:number-columns-repeated="8"/>
          <table:table-cell table:style-name="ce4" office:value-type="string" calcext:value-type="string">
            <text:p>WORST </text:p>
          </table:table-cell>
          <table:table-cell table:style-name="ce4" office:value-type="string" calcext:value-type="string">
            <text:p>CASE</text:p>
          </table:table-cell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pCount</text:p>
          </table:table-cell>
          <table:table-cell table:number-columns-repeated="8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pCount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8"/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8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8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8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0:33:03.423039871</meta:creation-date>
    <dc:date>2024-02-12T10:51:43.422054040</dc:date>
    <meta:editing-duration>PT8M9S</meta:editing-duration>
    <meta:editing-cycles>1</meta:editing-cycles>
    <meta:generator>LibreOffice/7.3.7.2$Linux_X86_64 LibreOffice_project/30$Build-2</meta:generator>
    <meta:document-statistic meta:table-count="1" meta:cell-count="6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79cm" svg:height="6.243cm" xlink:href=".." xlink:type="simple" chart:class="chart:line" chart:style-name="ch1">
        <chart:title svg:x="6.165cm" svg:y="0.26cm" chart:style-name="ch2">
          <text:p>Q1</text:p>
        </chart:title>
        <chart:legend chart:legend-position="end" svg:x="10.439cm" svg:y="2.573cm" style:legend-expansion="high" chart:style-name="ch3"/>
        <chart:plot-area chart:style-name="ch4" table:cell-range-address="Sheet1.B3:Sheet1.C8" chart:data-source-has-labels="row" svg:x="1.272cm" svg:y="1.163cm" svg:width="8.906cm" svg:height="3.975cm">
          <chart:coordinate-region svg:x="1.893cm" svg:y="1.362cm" svg:width="8.191cm" svg:height="3.129cm"/>
          <chart:axis chart:dimension="x" chart:name="primary-x" chart:style-name="ch5">
            <chart:title svg:x="5.549cm" svg:y="5.262cm" chart:style-name="ch6">
              <text:p>N</text:p>
            </chart:title>
          </chart:axis>
          <chart:axis chart:dimension="y" chart:name="primary-y" chart:style-name="ch5">
            <chart:title svg:x="0.451cm" svg:y="3.855cm" chart:style-name="ch7">
              <text:p>OpCount</text:p>
            </chart:title>
            <chart:grid chart:style-name="ch8" chart:class="major"/>
          </chart:axis>
          <chart:series chart:style-name="ch9" chart:values-cell-range-address="Sheet1.B4:Sheet1.B8" chart:label-cell-address="Sheet1.B3:Sheet1.B3" chart:class="chart:line">
            <chart:data-point chart:repeated="5"/>
          </chart:series>
          <chart:series chart:style-name="ch10" chart:values-cell-range-address="Sheet1.C4:Sheet1.C8" chart:label-cell-address="Sheet1.C3:Sheet1.C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B3:Sheet1.B3</svg:desc>
                </draw:g>
              </table:table-cell>
              <table:table-cell office:value-type="string">
                <text:p>Opcount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4:Sheet1.B8</svg:desc>
                </draw:g>
              </table:table-cell>
              <table:table-cell office:value-type="float" office:value="5">
                <text:p>5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45cm" svg:height="8.129cm" xlink:href=".." xlink:type="simple" chart:class="chart:line" chart:style-name="ch1">
        <chart:title svg:x="7.198cm" svg:y="0.298cm" chart:style-name="ch2">
          <text:p>Q2</text:p>
        </chart:title>
        <chart:subtitle svg:x="6.589cm" svg:y="1.239cm" chart:style-name="ch3">
          <text:p>Best Case</text:p>
        </chart:subtitle>
        <chart:legend chart:legend-position="end" svg:x="12.452cm" svg:y="3.516cm" style:legend-expansion="high" chart:style-name="ch4"/>
        <chart:plot-area chart:style-name="ch5" table:cell-range-address="Sheet1.B19:Sheet1.C23" chart:data-source-has-labels="row" svg:x="1.313cm" svg:y="2.084cm" svg:width="10.837cm" svg:height="4.902cm">
          <chart:coordinate-region svg:x="2.12cm" svg:y="2.283cm" svg:width="9.936cm" svg:height="4.056cm"/>
          <chart:axis chart:dimension="x" chart:name="primary-x" chart:style-name="ch6">
            <chart:title svg:x="6.555cm" svg:y="7.148cm" chart:style-name="ch7">
              <text:p>N</text:p>
            </chart:title>
          </chart:axis>
          <chart:axis chart:dimension="y" chart:name="primary-y" chart:style-name="ch6">
            <chart:title svg:x="0.451cm" svg:y="5.24cm" chart:style-name="ch8">
              <text:p>OpCount</text:p>
            </chart:title>
            <chart:grid chart:style-name="ch9" chart:class="major"/>
          </chart:axis>
          <chart:series chart:style-name="ch10" chart:values-cell-range-address="Sheet1.B20:Sheet1.B23" chart:label-cell-address="Sheet1.B19:Sheet1.B19" chart:class="chart:line">
            <chart:data-point chart:repeated="4"/>
          </chart:series>
          <chart:series chart:style-name="ch11" chart:values-cell-range-address="Sheet1.C20:Sheet1.C23" chart:label-cell-address="Sheet1.C19:Sheet1.C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B19:Sheet1.B19</svg:desc>
                </draw:g>
              </table:table-cell>
              <table:table-cell office:value-type="string">
                <text:p>OpCount</text:p>
                <draw:g>
                  <svg:desc>Sheet1.C19:Sheet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0:Sheet1.B23</svg:desc>
                </draw:g>
              </table:table-cell>
              <table:table-cell office:value-type="float" office:value="24">
                <text:p>24</text:p>
                <draw:g>
                  <svg:desc>Sheet1.C20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99">
                <text:p>3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7.863cm" xlink:href=".." xlink:type="simple" chart:class="chart:line" chart:style-name="ch1">
        <chart:title svg:x="7.559cm" svg:y="0.293cm" chart:style-name="ch2">
          <text:p>Q2 </text:p>
        </chart:title>
        <chart:subtitle svg:x="6.897cm" svg:y="1.229cm" chart:style-name="ch3">
          <text:p>Worst Case</text:p>
        </chart:subtitle>
        <chart:legend chart:legend-position="end" svg:x="13.305cm" svg:y="3.383cm" style:legend-expansion="high" chart:style-name="ch4"/>
        <chart:plot-area chart:style-name="ch5" table:cell-range-address="Sheet1.L19:Sheet1.M23" chart:data-source-has-labels="row" svg:x="1.578cm" svg:y="1.611cm" svg:width="11.653cm" svg:height="5.085cm">
          <chart:coordinate-region svg:x="2.385cm" svg:y="1.81cm" svg:width="10.752cm" svg:height="4.239cm"/>
          <chart:axis chart:dimension="x" chart:name="primary-x" chart:style-name="ch6">
            <chart:title svg:x="7.228cm" svg:y="6.853cm" chart:style-name="ch7">
              <text:p>N</text:p>
            </chart:title>
          </chart:axis>
          <chart:axis chart:dimension="y" chart:name="primary-y" chart:style-name="ch6">
            <chart:title svg:x="0.699cm" svg:y="4.858cm" chart:style-name="ch8">
              <text:p>OpCount</text:p>
            </chart:title>
            <chart:grid chart:style-name="ch9" chart:class="major"/>
          </chart:axis>
          <chart:series chart:style-name="ch10" chart:values-cell-range-address="Sheet1.L20:Sheet1.L23" chart:label-cell-address="Sheet1.L19:Sheet1.L19" chart:class="chart:line">
            <chart:data-point chart:repeated="4"/>
          </chart:series>
          <chart:series chart:style-name="ch11" chart:values-cell-range-address="Sheet1.M20:Sheet1.M23" chart:label-cell-address="Sheet1.M19:Sheet1.M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L19:Sheet1.L19</svg:desc>
                </draw:g>
              </table:table-cell>
              <table:table-cell office:value-type="string">
                <text:p>OpCount</text:p>
                <draw:g>
                  <svg:desc>Sheet1.M19:Sheet1.M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L20:Sheet1.L23</svg:desc>
                </draw:g>
              </table:table-cell>
              <table:table-cell office:value-type="float" office:value="18">
                <text:p>18</text:p>
                <draw:g>
                  <svg:desc>Sheet1.M20:Sheet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9">
                <text:p>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3cm" svg:height="8.076cm" xlink:href=".." xlink:type="simple" chart:class="chart:line" chart:style-name="ch1">
        <chart:title svg:x="7.391cm" svg:y="0.297cm" chart:style-name="ch2">
          <text:p>Q3</text:p>
        </chart:title>
        <chart:subtitle svg:x="6.782cm" svg:y="1.237cm" chart:style-name="ch3">
          <text:p>Best Case</text:p>
        </chart:subtitle>
        <chart:legend chart:legend-position="end" svg:x="12.837cm" svg:y="3.49cm" style:legend-expansion="high" chart:style-name="ch4"/>
        <chart:plot-area chart:style-name="ch5" table:cell-range-address="Sheet1.B39:Sheet1.C43" chart:data-source-has-labels="row" svg:x="1.321cm" svg:y="2.081cm" svg:width="11.206cm" svg:height="4.853cm">
          <chart:coordinate-region svg:x="1.942cm" svg:y="2.28cm" svg:width="10.491cm" svg:height="4.007cm"/>
          <chart:axis chart:dimension="x" chart:name="primary-x" chart:style-name="ch6">
            <chart:title svg:x="6.748cm" svg:y="7.095cm" chart:style-name="ch7">
              <text:p>N</text:p>
            </chart:title>
          </chart:axis>
          <chart:axis chart:dimension="y" chart:name="primary-y" chart:style-name="ch6">
            <chart:title svg:x="0.451cm" svg:y="5.212cm" chart:style-name="ch8">
              <text:p>OpCount</text:p>
            </chart:title>
            <chart:grid chart:style-name="ch9" chart:class="major"/>
          </chart:axis>
          <chart:series chart:style-name="ch10" chart:values-cell-range-address="Sheet1.B40:Sheet1.B43" chart:label-cell-address="Sheet1.B39:Sheet1.B39" chart:class="chart:line">
            <chart:data-point chart:repeated="4"/>
          </chart:series>
          <chart:series chart:style-name="ch11" chart:values-cell-range-address="Sheet1.C40:Sheet1.C43" chart:label-cell-address="Sheet1.C39:Sheet1.C3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B39:Sheet1.B39</svg:desc>
                </draw:g>
              </table:table-cell>
              <table:table-cell office:value-type="string">
                <text:p>OpCount</text:p>
                <draw:g>
                  <svg:desc>Sheet1.C39:Sheet1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40:Sheet1.B43</svg:desc>
                </draw:g>
              </table:table-cell>
              <table:table-cell office:value-type="float" office:value="7">
                <text:p>7</text:p>
                <draw:g>
                  <svg:desc>Sheet1.C40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7.863cm" xlink:href=".." xlink:type="simple" chart:class="chart:line" chart:style-name="ch1">
        <chart:title svg:x="7.625cm" svg:y="0.293cm" chart:style-name="ch2">
          <text:p>Q3</text:p>
        </chart:title>
        <chart:subtitle svg:x="6.897cm" svg:y="1.229cm" chart:style-name="ch3">
          <text:p>Worst Case</text:p>
        </chart:subtitle>
        <chart:legend chart:legend-position="end" svg:x="13.305cm" svg:y="3.383cm" style:legend-expansion="high" chart:style-name="ch4"/>
        <chart:plot-area chart:style-name="ch5" table:cell-range-address="Sheet1.L39:Sheet1.M43" chart:data-source-has-labels="row" svg:x="1.33cm" svg:y="2.069cm" svg:width="11.656cm" svg:height="4.656cm">
          <chart:coordinate-region svg:x="1.951cm" svg:y="2.268cm" svg:width="10.941cm" svg:height="3.81cm"/>
          <chart:axis chart:dimension="x" chart:name="primary-x" chart:style-name="ch6">
            <chart:title svg:x="6.982cm" svg:y="6.882cm" chart:style-name="ch7">
              <text:p>N</text:p>
            </chart:title>
          </chart:axis>
          <chart:axis chart:dimension="y" chart:name="primary-y" chart:style-name="ch6">
            <chart:title svg:x="0.451cm" svg:y="5.102cm" chart:style-name="ch8">
              <text:p>OpCount</text:p>
            </chart:title>
            <chart:grid chart:style-name="ch9" chart:class="major"/>
          </chart:axis>
          <chart:series chart:style-name="ch10" chart:values-cell-range-address="Sheet1.L40:Sheet1.L43" chart:label-cell-address="Sheet1.L39:Sheet1.L39" chart:class="chart:line">
            <chart:data-point chart:repeated="4"/>
          </chart:series>
          <chart:series chart:style-name="ch11" chart:values-cell-range-address="Sheet1.M40:Sheet1.M43" chart:label-cell-address="Sheet1.M39:Sheet1.M3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L39:Sheet1.L39</svg:desc>
                </draw:g>
              </table:table-cell>
              <table:table-cell office:value-type="string">
                <text:p>OpCount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L40:Sheet1.L43</svg:desc>
                </draw:g>
              </table:table-cell>
              <table:table-cell office:value-type="float" office:value="5">
                <text:p>5</text:p>
                <draw:g>
                  <svg:desc>Sheet1.M40:Sheet1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